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3f21d" officeooo:paragraph-rsid="0013f2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jo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en </meta:initial-creator>
    <meta:creation-date>2017-07-03T16:19:17.117804865</meta:creation-date>
    <dc:date>2017-07-03T16:19:36.222260772</dc:date>
    <dc:creator>fabien </dc:creator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4.3.3.2$Linux_X86_64 LibreOffice_project/430m0$Build-2</meta:generator>
  </office:meta>
</office:document-meta>
</file>